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21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Tamanho do vetor</text:p>
          </table:table-cell>
          <table:table-cell table:style-name="ce2" office:value-type="string" calcext:value-type="string">
            <text:p>Bubble</text:p>
          </table:table-cell>
          <table:table-cell table:style-name="ce2" office:value-type="string" calcext:value-type="string">
            <text:p>Selection</text:p>
          </table:table-cell>
          <table:table-cell table:style-name="ce2" office:value-type="string" calcext:value-type="string">
            <text:p>Insertion</text:p>
          </table:table-cell>
          <table:table-cell table:style-name="ce2" office:value-type="string" calcext:value-type="string">
            <text:p>Quick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4" office:value-type="string" calcext:value-type="string">
            <text:p>0.004337</text:p>
          </table:table-cell>
          <table:table-cell table:style-name="ce4" office:value-type="string" calcext:value-type="string">
            <text:p>0.001176</text:p>
          </table:table-cell>
          <table:table-cell table:style-name="ce4" office:value-type="string" calcext:value-type="string">
            <text:p>0.000679</text:p>
          </table:table-cell>
          <table:table-cell table:style-name="ce4" office:value-type="string" calcext:value-type="string">
            <text:p>0.000085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table:style-name="ce4" office:value-type="string" calcext:value-type="string">
            <text:p>0.037187</text:p>
          </table:table-cell>
          <table:table-cell table:style-name="ce5" office:value-type="string" calcext:value-type="string">
            <text:p>0.026919</text:p>
          </table:table-cell>
          <table:table-cell table:style-name="ce4" office:value-type="string" calcext:value-type="string">
            <text:p>0.015538</text:p>
          </table:table-cell>
          <table:table-cell table:style-name="ce4" office:value-type="string" calcext:value-type="string">
            <text:p>0.000516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4" office:value-type="string" calcext:value-type="string">
            <text:p>0.163961</text:p>
          </table:table-cell>
          <table:table-cell table:style-name="ce4" office:value-type="string" calcext:value-type="string">
            <text:p>0.104592</text:p>
          </table:table-cell>
          <table:table-cell table:style-name="ce4" office:value-type="string" calcext:value-type="string">
            <text:p>0.062271</text:p>
          </table:table-cell>
          <table:table-cell table:style-name="ce4" office:value-type="string" calcext:value-type="string">
            <text:p>0.001058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style-name="ce4" office:value-type="string" calcext:value-type="string">
            <text:p>6.014468</text:p>
          </table:table-cell>
          <table:table-cell table:style-name="ce4" office:value-type="string" calcext:value-type="string">
            <text:p>2.633560</text:p>
          </table:table-cell>
          <table:table-cell table:style-name="ce4" office:value-type="string" calcext:value-type="string">
            <text:p>1.566314</text:p>
          </table:table-cell>
          <table:table-cell table:style-name="ce4" office:value-type="string" calcext:value-type="string">
            <text:p>0.005909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style-name="ce4" office:value-type="string" calcext:value-type="string">
            <text:p>25.416833</text:p>
          </table:table-cell>
          <table:table-cell table:style-name="ce4" office:value-type="string" calcext:value-type="string">
            <text:p>10.442499</text:p>
          </table:table-cell>
          <table:table-cell table:style-name="ce4" office:value-type="string" calcext:value-type="string">
            <text:p>6.077834</text:p>
          </table:table-cell>
          <table:table-cell table:style-name="ce4" office:value-type="string" calcext:value-type="string">
            <text:p>0.013889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5" office:value-type="string" calcext:value-type="string">
            <text:p>2581.542437</text:p>
          </table:table-cell>
          <table:table-cell table:style-name="ce5" office:value-type="string" calcext:value-type="string">
            <text:p>1049.561681</text:p>
          </table:table-cell>
          <table:table-cell table:style-name="ce5" office:value-type="string" calcext:value-type="string">
            <text:p>612.180442</text:p>
          </table:table-cell>
          <table:table-cell table:style-name="ce5" office:value-type="string" calcext:value-type="string">
            <text:p>0.152203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2" office:value-type="string" calcext:value-type="string">
            <text:p>Tamanho do vetor</text:p>
          </table:table-cell>
          <table:table-cell table:style-name="ce2" office:value-type="string" calcext:value-type="string">
            <text:p>Bubble</text:p>
          </table:table-cell>
          <table:table-cell table:style-name="ce2" office:value-type="string" calcext:value-type="string">
            <text:p>Selection</text:p>
          </table:table-cell>
          <table:table-cell table:style-name="ce2" office:value-type="string" calcext:value-type="string">
            <text:p>Insertion</text:p>
          </table:table-cell>
          <table:table-cell table:style-name="ce2" office:value-type="string" calcext:value-type="string">
            <text:p>Quick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50810" calcext:value-type="float">
            <text:p>250810</text:p>
          </table:table-cell>
          <table:table-cell office:value-type="float" office:value="992" calcext:value-type="float">
            <text:p>992</text:p>
          </table:table-cell>
          <table:table-cell office:value-type="float" office:value="251809" calcext:value-type="float">
            <text:p>251809</text:p>
          </table:table-cell>
          <table:table-cell office:value-type="float" office:value="6943" calcext:value-type="float">
            <text:p>6943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6269548" calcext:value-type="float">
            <text:p>6269548</text:p>
          </table:table-cell>
          <table:table-cell office:value-type="float" office:value="4994" calcext:value-type="float">
            <text:p>4994</text:p>
          </table:table-cell>
          <table:table-cell office:value-type="float" office:value="6274547" calcext:value-type="float">
            <text:p>6274547</text:p>
          </table:table-cell>
          <table:table-cell office:value-type="float" office:value="43510" calcext:value-type="float">
            <text:p>43510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4691057" calcext:value-type="float">
            <text:p>24691057</text:p>
          </table:table-cell>
          <table:table-cell office:value-type="float" office:value="9987" calcext:value-type="float">
            <text:p>9987</text:p>
          </table:table-cell>
          <table:table-cell office:value-type="float" office:value="24701056" calcext:value-type="float">
            <text:p>24701056</text:p>
          </table:table-cell>
          <table:table-cell office:value-type="float" office:value="89492" calcext:value-type="float">
            <text:p>89492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625108718" calcext:value-type="float">
            <text:p>625108718</text:p>
          </table:table-cell>
          <table:table-cell office:value-type="float" office:value="49990" calcext:value-type="float">
            <text:p>49990</text:p>
          </table:table-cell>
          <table:table-cell office:value-type="float" office:value="625158717" calcext:value-type="float">
            <text:p>625158717</text:p>
          </table:table-cell>
          <table:table-cell office:value-type="float" office:value="563209" calcext:value-type="float">
            <text:p>563209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2496700659" calcext:value-type="float">
            <text:p>2496700659</text:p>
          </table:table-cell>
          <table:table-cell office:value-type="float" office:value="99986" calcext:value-type="float">
            <text:p>99986</text:p>
          </table:table-cell>
          <table:table-cell office:value-type="float" office:value="2496846028" calcext:value-type="float">
            <text:p>2496846028</text:p>
          </table:table-cell>
          <table:table-cell office:value-type="float" office:value="1062722" calcext:value-type="float">
            <text:p>1062722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249932649229" calcext:value-type="float">
            <text:p>249932649229</text:p>
          </table:table-cell>
          <table:table-cell office:value-type="float" office:value="999986" calcext:value-type="float">
            <text:p>999986</text:p>
          </table:table-cell>
          <table:table-cell office:value-type="float" office:value="249971259227" calcext:value-type="float">
            <text:p>249971259227</text:p>
          </table:table-cell>
          <table:table-cell office:value-type="float" office:value="13025468" calcext:value-type="float">
            <text:p>13025468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/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7:07:41.197431707</meta:creation-date>
    <dc:date>2023-10-14T13:30:44.034566299</dc:date>
    <meta:editing-duration>PT23H12M19S</meta:editing-duration>
    <meta:editing-cycles>14</meta:editing-cycles>
    <meta:generator>LibreOffice/7.3.7.2$Linux_X86_64 LibreOffice_project/30$Build-2</meta:generator>
    <meta:document-statistic meta:table-count="1" meta:cell-count="70" meta:object-count="0"/>
  </office:meta>
</office:document-meta>
</file>